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58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3.087cm" fo:keep-together="auto"/>
    </style:style>
    <style:style style:name="Tab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8.495cm" style:rel-column-width="4819*"/>
    </style:style>
    <style:style style:name="Tabla2.B" style:family="table-column">
      <style:table-column-properties style:column-width="8.505cm" style:rel-column-width="482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5" style:family="table-row">
      <style:table-row-properties style:min-row-height="6.403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2.106cm"/>
    </style:style>
    <style:style style:name="P1" style:family="paragraph" style:parent-style-name="Table_20_Contents" style:list-style-name="L5">
      <style:text-properties fo:font-weight="bold" officeooo:rsid="000209fe" officeooo:paragraph-rsid="000209fe" style:font-weight-asian="bold" style:font-weight-complex="bold"/>
    </style:style>
    <style:style style:name="P2" style:family="paragraph" style:parent-style-name="Table_20_Contents" style:list-style-name="L5">
      <style:text-properties fo:font-weight="bold" officeooo:rsid="0002935e" officeooo:paragraph-rsid="0002935e" style:font-weight-asian="bold" style:font-weight-complex="bold"/>
    </style:style>
    <style:style style:name="P3" style:family="paragraph" style:parent-style-name="Table_20_Contents" style:list-style-name="L5">
      <style:text-properties fo:font-weight="bold" officeooo:rsid="0002b2d1" officeooo:paragraph-rsid="0002b2d1" style:font-weight-asian="bold" style:font-weight-complex="bold"/>
    </style:style>
    <style:style style:name="P4" style:family="paragraph" style:parent-style-name="Table_20_Contents">
      <style:text-properties fo:font-weight="bold" officeooo:rsid="0002b2d1" officeooo:paragraph-rsid="0002b2d1" style:font-weight-asian="bold" style:font-weight-complex="bold"/>
    </style:style>
    <style:style style:name="P5" style:family="paragraph" style:parent-style-name="Table_20_Contents" style:list-style-name="L6">
      <style:text-properties fo:font-weight="bold" officeooo:rsid="00038542" officeooo:paragraph-rsid="00038542" style:font-weight-asian="bold" style:font-weight-complex="bold"/>
    </style:style>
    <style:style style:name="P6" style:family="paragraph" style:parent-style-name="Table_20_Contents" style:list-style-name="L6">
      <style:text-properties fo:font-weight="bold" officeooo:rsid="00038542" officeooo:paragraph-rsid="000577f3" style:font-weight-asian="bold" style:font-weight-complex="bold"/>
    </style:style>
    <style:style style:name="P7" style:family="paragraph" style:parent-style-name="Table_20_Contents" style:list-style-name="L5">
      <style:text-properties fo:font-weight="bold" officeooo:rsid="00043fce" officeooo:paragraph-rsid="00043fce" style:font-weight-asian="bold" style:font-weight-complex="bold"/>
    </style:style>
    <style:style style:name="P8" style:family="paragraph" style:parent-style-name="Table_20_Contents" style:list-style-name="L8">
      <style:text-properties fo:font-weight="bold" officeooo:rsid="00043fce" officeooo:paragraph-rsid="00043fce" style:font-weight-asian="bold" style:font-weight-complex="bold"/>
    </style:style>
    <style:style style:name="P9" style:family="paragraph" style:parent-style-name="Table_20_Contents">
      <style:text-properties fo:font-weight="bold" officeooo:rsid="00043fce" officeooo:paragraph-rsid="00043fce" style:font-weight-asian="bold" style:font-weight-complex="bold"/>
    </style:style>
    <style:style style:name="P10" style:family="paragraph" style:parent-style-name="Table_20_Contents" style:list-style-name="L9">
      <style:text-properties fo:font-weight="bold" officeooo:rsid="000577f3" officeooo:paragraph-rsid="000577f3" style:font-weight-asian="bold" style:font-weight-complex="bold"/>
    </style:style>
    <style:style style:name="P11" style:family="paragraph" style:parent-style-name="Table_20_Contents">
      <style:text-properties fo:font-weight="bold" officeooo:rsid="000577f3" officeooo:paragraph-rsid="000577f3" style:font-weight-asian="bold" style:font-weight-complex="bold"/>
    </style:style>
    <style:style style:name="P12" style:family="paragraph" style:parent-style-name="Table_20_Contents" style:list-style-name="L10">
      <style:text-properties fo:font-weight="bold" officeooo:rsid="000577f3" officeooo:paragraph-rsid="000577f3" style:font-weight-asian="bold" style:font-weight-complex="bold"/>
    </style:style>
    <style:style style:name="P13" style:family="paragraph" style:parent-style-name="Table_20_Contents" style:list-style-name="L6">
      <style:text-properties fo:font-weight="bold" officeooo:rsid="000577f3" officeooo:paragraph-rsid="000577f3" style:font-weight-asian="bold" style:font-weight-complex="bold"/>
    </style:style>
    <style:style style:name="P14" style:family="paragraph" style:parent-style-name="Table_20_Contents" style:list-style-name="L11">
      <style:text-properties fo:font-weight="bold" officeooo:rsid="000577f3" officeooo:paragraph-rsid="000577f3" style:font-weight-asian="bold" style:font-weight-complex="bold"/>
    </style:style>
    <style:style style:name="P15" style:family="paragraph" style:parent-style-name="Table_20_Contents">
      <style:text-properties fo:font-style="italic" fo:font-weight="bold" officeooo:rsid="000209fe" officeooo:paragraph-rsid="000209fe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043fce" officeooo:paragraph-rsid="00043fce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33bf" officeooo:paragraph-rsid="00013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33bf" officeooo:paragraph-rsid="00013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33bf" officeooo:paragraph-rsid="00013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09fe" officeooo:paragraph-rsid="00020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09fe" officeooo:paragraph-rsid="00020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09fe" officeooo:paragraph-rsid="00020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0133bf" officeooo:paragraph-rsid="000133b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text-properties officeooo:rsid="000209fe" officeooo:paragraph-rsid="000209fe"/>
    </style:style>
    <style:style style:name="P25" style:family="paragraph" style:parent-style-name="Table_20_Contents">
      <style:text-properties officeooo:rsid="00038542" officeooo:paragraph-rsid="00038542"/>
    </style:style>
    <style:style style:name="P26" style:family="paragraph" style:parent-style-name="Table_20_Contents" style:list-style-name="L7">
      <style:text-properties officeooo:rsid="00038542" officeooo:paragraph-rsid="00038542"/>
    </style:style>
    <style:style style:name="P27" style:family="paragraph" style:parent-style-name="Table_20_Contents">
      <style:text-properties officeooo:rsid="00038542" officeooo:paragraph-rsid="000577f3"/>
    </style:style>
    <style:style style:name="P28" style:family="paragraph" style:parent-style-name="Table_20_Contents">
      <style:text-properties fo:font-weight="normal" officeooo:rsid="00038542" officeooo:paragraph-rsid="00038542" style:font-weight-asian="normal" style:font-weight-complex="normal"/>
    </style:style>
    <style:style style:name="P29" style:family="paragraph" style:parent-style-name="Table_20_Contents">
      <style:text-properties fo:font-weight="normal" officeooo:rsid="00038542" officeooo:paragraph-rsid="000577f3" style:font-weight-asian="normal" style:font-weight-complex="normal"/>
    </style:style>
    <style:style style:name="P30" style:family="paragraph" style:parent-style-name="Table_20_Contents">
      <style:text-properties fo:font-weight="normal" officeooo:rsid="000577f3" officeooo:paragraph-rsid="000577f3" style:font-weight-asian="normal" style:font-weight-complex="normal"/>
    </style:style>
    <style:style style:name="P31" style:family="paragraph" style:parent-style-name="Table_20_Contents">
      <style:text-properties officeooo:rsid="00043fce" officeooo:paragraph-rsid="00043fce"/>
    </style:style>
    <style:style style:name="P32" style:family="paragraph" style:parent-style-name="Table_20_Contents">
      <style:text-properties officeooo:rsid="000577f3" officeooo:paragraph-rsid="000577f3"/>
    </style:style>
    <style:style style:name="P33" style:family="paragraph" style:parent-style-name="Title">
      <style:text-properties officeooo:paragraph-rsid="000209fe"/>
    </style:style>
    <style:style style:name="T1" style:family="text">
      <style:text-properties officeooo:rsid="000133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fc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935e" style:font-weight-asian="normal" style:font-weight-complex="normal"/>
    </style:style>
    <style:style style:name="T6" style:family="text">
      <style:text-properties fo:font-weight="normal" officeooo:rsid="0002b2d1" style:font-weight-asian="normal" style:font-weight-complex="normal"/>
    </style:style>
    <style:style style:name="T7" style:family="text">
      <style:text-properties fo:font-weight="normal" officeooo:rsid="00038542" style:font-weight-asian="normal" style:font-weight-complex="normal"/>
    </style:style>
    <style:style style:name="T8" style:family="text">
      <style:text-properties fo:font-weight="normal" officeooo:rsid="00043fce" style:font-weight-asian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02935e"/>
    </style:style>
    <style:style style:name="T11" style:family="text">
      <style:text-properties officeooo:rsid="00038542"/>
    </style:style>
    <style:style style:name="T12" style:family="text">
      <style:text-properties officeooo:rsid="00043fce"/>
    </style:style>
    <style:style style:name="T13" style:family="text">
      <style:text-properties officeooo:rsid="000577f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asos de uso <text:span text:style-name="T1">Sistema de reservación de tours marítimos</text:span></text:p>
      <table:table table:name="Tabla1" table:style-name="Tabla1" table:template-name="Default Style">
        <table:table-column table:style-name="Tabla1.A" table:number-columns-repeated="2"/>
        <table:table-row table:style-name="Tabla1.1">
          <table:table-cell table:style-name="Tabla1.A1" office:value-type="string">
            <text:p text:style-name="P23">Módulo de Usuarios</text:p>
          </table:table-cell>
          <table:table-cell table:style-name="Tabla1.B1" office:value-type="string">
            <text:p text:style-name="P23">Criterios</text:p>
          </table:table-cell>
        </table:table-row>
        <table:table-row table:style-name="Tabla1.2">
          <table:table-cell table:style-name="Tabla1.A2" office:value-type="string">
            <text:p text:style-name="P17">Registro de usuarios</text:p>
          </table:table-cell>
          <table:table-cell table:style-name="Tabla1.B2" office:value-type="string">
            <text:p text:style-name="P17">Cada usuario (Cliente o administrador) tendrá acceso a la aplicación mediante un <text:span text:style-name="T2">login</text:span> o inicio de sesión, cumpliendo con los siguientes datos necesarios para su registro:</text:p>
            <text:list text:style-name="L1">
              <text:list-item>
                <text:p text:style-name="P18"><text:span text:style-name="T2">Nombre completo</text:span> (caracteres alfabéticos)</text:p>
              </text:list-item>
              <text:list-item>
                <text:p text:style-name="P18"><text:span text:style-name="T2">Correo electrónico</text:span> (caracteres alfanuméricos)</text:p>
              </text:list-item>
              <text:list-item>
                <text:p text:style-name="P18"><text:span text:style-name="T2">teléfono o teléfonos</text:span> (caracteres alfanuméricos)</text:p>
              </text:list-item>
              <text:list-item>
                <text:p text:style-name="P18"><text:span text:style-name="T2">Nombre de usuario</text:span> (caracteres alfanuméricos)</text:p>
              </text:list-item>
              <text:list-item>
                <text:p text:style-name="P18"><text:span text:style-name="T2">Contraseña</text:span> (caracteres alfanuméricos)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17">Inicio de sesión</text:p>
          </table:table-cell>
          <table:table-cell table:style-name="Tabla1.B3" office:value-type="string">
            <text:p text:style-name="P17">Cada usuario debe digitar sus credenciales para el inicio de sesión al sistema y por ende, interactuar con el mismo:</text:p>
            <text:list text:style-name="L2">
              <text:list-item>
                <text:p text:style-name="P19"><text:span text:style-name="T2">Nombre de usuario</text:span> (caracteres alfanuméricos)</text:p>
              </text:list-item>
              <text:list-item>
                <text:p text:style-name="P19"><text:span text:style-name="T2">Contraseña</text:span> (caracteres alfanuméricos)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17">Modificación de usuarios</text:p>
          </table:table-cell>
          <table:table-cell table:style-name="Tabla1.B4" office:value-type="string">
            <text:p text:style-name="P17">Cada Usuario (Cliente o administrador) puede <text:span text:style-name="T2">actualizar </text:span>su información personal según sus necesidades.</text:p>
            <text:list text:style-name="L3">
              <text:list-item>
                <text:p text:style-name="P21"><text:span text:style-name="T2">Nombre de usuario</text:span> (criterio de búsqueda para su modificación)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17">Añadir información adicional</text:p>
          </table:table-cell>
          <table:table-cell table:style-name="Tabla1.B5" office:value-type="string">
            <text:p text:style-name="P17">Este apartado para los clientes se dedica para que cada cliente agregue números <text:span text:style-name="T2">telefónicos </text:span>para su contacto, es decir, en este sistema cabe la posibilidad de registrar más de un número telefónico para cada cliente y así facilitar la comunicación <text:span text:style-name="T9">Capitán/Cliente.</text:span></text:p>
          </table:table-cell>
        </table:table-row>
        <table:table-row table:style-name="Tabla1.3">
          <table:table-cell table:style-name="Tabla1.A2" office:value-type="string">
            <text:p text:style-name="P20">Eliminación de usuarios</text:p>
          </table:table-cell>
          <table:table-cell table:style-name="Tabla1.B6" office:value-type="string">
            <text:p text:style-name="P20">Cada usuario es responsable de su propias credenciales en el sistema, por lo que solamente se podrá <text:span text:style-name="T2">eliminar </text:span>su propio usuario y su información, en el caso de los <text:span text:style-name="T2">administradores</text:span>, estos pueden eliminar a un usuario de cliente y este será notificado vía correo electrónico acerca del <text:span text:style-name="T2">motivo por el cual su usuario ha sido borrado del sistema</text:span>.</text:p>
            <text:list text:style-name="L4">
              <text:list-item>
                <text:p text:style-name="P22"><text:span text:style-name="T2">Nombre de usuario</text:span> (criterio de búsqueda para su modificación)</text:p>
              </text:list-item>
            </text:list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Módulo de reservación</text:p>
          </table:table-cell>
          <table:table-cell table:style-name="Tabla2.B1" office:value-type="string">
            <text:p text:style-name="P15">Criterios</text:p>
          </table:table-cell>
        </table:table-row>
        <table:table-row>
          <table:table-cell table:style-name="Tabla2.A2" office:value-type="string">
            <text:p text:style-name="P24">Ingresar una reservación</text:p>
          </table:table-cell>
          <table:table-cell table:style-name="Tabla2.B2" office:value-type="string">
            <text:p text:style-name="P24">El usuario <text:span text:style-name="T2">Cliente </text:span><text:span text:style-name="T4">será el responsable de crear una reservación de viaje o tour marítimo, en esta vista detallará algunos aspectos de </text:span><text:span text:style-name="T2">información y seguridad </text:span><text:span text:style-name="T4">previo al transcurso del viaje</text:span></text:p>
            <text:list text:style-name="L5">
              <text:list-item>
                <text:p text:style-name="P1">Identificador del viaje auto incremental <text:span text:style-name="T11">(Numérico)</text:span></text:p>
              </text:list-item>
              <text:list-item>
                <text:p text:style-name="P1">Fecha <text:span text:style-name="T4">(formato dd/mm/aaaa)</text:span></text:p>
              </text:list-item>
              <text:list-item>
                <text:p text:style-name="P1">Hora <text:span text:style-name="T5">(formato </text:span><text:span text:style-name="T7">12:00/24:00</text:span><text:span text:style-name="T5"> se debe validar que el viaje, dependiendo del tipo, no exceda de la hora máxima de regreso </text:span><text:span text:style-name="T7">a la costa</text:span><text:span text:style-name="T5"> (7:00PM))</text:span></text:p>
              </text:list-item>
              <text:list-item>
                <text:p text:style-name="P7"><text:span text:style-name="T10">A</text:span>sistencia de menores y cantidad de personas <text:span text:style-name="T4">(generalmente de 1 a 5)</text:span></text:p>
              </text:list-item>
              <text:list-item>
                <text:p text:style-name="P2">Tipo de viaje <text:span text:style-name="T4">(Full day o half day, </text:span><text:span text:style-name="T6">tomando en cuenta la restricción horaria</text:span><text:span text:style-name="T4">)</text:span></text:p>
                <text:list>
                  <text:list-item>
                    <text:p text:style-name="P2">Full day<text:span text:style-name="T4"> (8 horas de duración, actividades recreativas, snacks adicionales y peticiones adicionales como extra (se carga al precio del viaje como un adicional))</text:span></text:p>
                  </text:list-item>
                  <text:list-item>
                    <text:p text:style-name="P3">Half day <text:span text:style-name="T4">(4 horas de duración, no incluye actividades recreativas, snacks limitados y las peticiones adicionales extra igualmente se cargan al precio del viaje)</text:span></text:p>
                  </text:list-item>
                </text:list>
              </text:list-item>
            </text:list>
            <text:p text:style-name="P4"><text:span text:style-name="T4"/></text:p>
          </table:table-cell>
        </table:table-row>
        <table:table-row>
          <table:table-cell table:style-name="Tabla2.A2" office:value-type="string">
            <text:p text:style-name="P25">Buscar una reservación</text:p>
          </table:table-cell>
          <table:table-cell table:style-name="Tabla2.B2" office:value-type="string">
            <text:p text:style-name="P25">Tanto el cliente como el administrador del sistema podrán buscar su proceso de <text:span text:style-name="T2">reservación </text:span><text:span text:style-name="T4">por estos parámetros:</text:span></text:p>
            <text:list xml:id="list3852193595" text:style-name="L6">
              <text:list-item>
                <text:p text:style-name="P5">Identificador del viaje</text:p>
              </text:list-item>
              <text:list-item>
                <text:p text:style-name="P5">Fecha del viaje</text:p>
              </text:list-item>
            </text:list>
            <text:p text:style-name="P28">Esta búsqueda mostrará los detalles relevantes del viaje que se ha solicitado por parte del cliente como su información y también los detalles relevantes que el <text:span text:style-name="T2">administrador</text:span> incluya en caso de ser necesario.</text:p>
          </table:table-cell>
        </table:table-row>
        <table:table-row>
          <table:table-cell table:style-name="Tabla2.A2" office:value-type="string">
            <text:p text:style-name="P25">Eliminar una reservación</text:p>
          </table:table-cell>
          <table:table-cell table:style-name="Tabla2.B2" office:value-type="string">
            <text:p text:style-name="P25">Este módulo será aplicable para <text:span text:style-name="T2">ambos perfiles</text:span> de usuario, algunas diferencias marcadas:</text:p>
            <text:list text:style-name="L7">
              <text:list-item>
                <text:p text:style-name="P26">En caso del cliente, este deberá cumplir con la eliminación de la reserva en un plazo de 24 horas previas al viaje</text:p>
              </text:list-item>
              <text:list-item>
                <text:p text:style-name="P26">El administrador se excluye de esta validación</text:p>
              </text:list-item>
            </text:list>
            <text:p text:style-name="P25">Tanto el cliente como el administrador del sistema podrán buscar y eliminar el proceso de <text:span text:style-name="T2">reservación </text:span><text:span text:style-name="T4">por estos parámetros:</text:span></text:p>
            <text:list xml:id="list220405691793527" text:continue-list="list3852193595" text:style-name="L6">
              <text:list-item>
                <text:p text:style-name="P5">Identificador del viaje</text:p>
              </text:list-item>
              <text:list-item>
                <text:p text:style-name="P5">Fecha del viaje</text:p>
              </text:list-item>
              <text:list-item>
                <text:p text:style-name="P5">Información del usuario</text:p>
              </text:list-item>
            </text:list>
          </table:table-cell>
        </table:table-row>
        <text:soft-page-break/>
        <table:table-row table:style-name="Tabla2.5">
          <table:table-cell table:style-name="Tabla2.A2" office:value-type="string">
            <text:p text:style-name="P25">Validar los detalles de la reservación </text:p>
          </table:table-cell>
          <table:table-cell table:style-name="Tabla2.B2" office:value-type="string">
            <text:p text:style-name="P25">Entre estos detalles se encuentran el tema de los proveedores, <text:span text:style-name="T12">en caso de se colabore con otro capitán para un viaje que </text:span><text:span text:style-name="T3">nuestro capitán </text:span><text:span text:style-name="T8">se encargue de colocar, revisando los siguientes detalles:</text:span></text:p>
            <text:list text:style-name="L8">
              <text:list-item>
                <text:p text:style-name="P8">identificador auto incremental<text:span text:style-name="T8"> </text:span><text:span text:style-name="T4">(numérico)</text:span></text:p>
              </text:list-item>
              <text:list-item>
                <text:p text:style-name="P8">Nombre del capitán proveedor</text:p>
              </text:list-item>
              <text:list-item>
                <text:p text:style-name="P8">Descripción <text:span text:style-name="T4">(campo de texto donde se detalle el nombre, capacidad y el tipo de embarcación)</text:span></text:p>
              </text:list-item>
            </text:list>
            <text:p text:style-name="P9"><text:span text:style-name="T4">Estos datos adicionales se </text:span>relacionarán <text:span text:style-name="T4">con un proceso de reservación seleccionado por el usuario administrador, al cual le corresponde llenar con esta información en caso de ser necesario (puede ser nulo)</text:span></text:p>
            <text:p text:style-name="P11"><text:span text:style-name="T4">Se pueden agregar estos datos desde una búsqueda directa desde este módulo en los proveedores existentes en la base de datos</text:span></text:p>
          </table:table-cell>
        </table:table-row>
        <table:table-row table:style-name="Tabla2.5">
          <table:table-cell table:style-name="Tabla2.A2" office:value-type="string">
            <text:p text:style-name="P32">Modificar una reservación</text:p>
          </table:table-cell>
          <table:table-cell table:style-name="Tabla2.B2" office:value-type="string">
            <text:p text:style-name="P27">Tanto el cliente como el administrador del sistema podrán buscar <text:span text:style-name="T13">y modificar el </text:span>proceso de <text:span text:style-name="T2">reservación </text:span><text:span text:style-name="T4">por estos parámetros:</text:span></text:p>
            <text:list text:continue-list="list220405691793527" text:style-name="L6">
              <text:list-item>
                <text:p text:style-name="P6">Identificador del viaje</text:p>
              </text:list-item>
              <text:list-item>
                <text:p text:style-name="P6">Fecha del viaje</text:p>
              </text:list-item>
              <text:list-item>
                <text:p text:style-name="P13">Información del usuario</text:p>
              </text:list-item>
            </text:list>
            <text:p text:style-name="P29">Esta búsqueda mostrará los detalles relevantes del viaje que se ha solicitado por parte del cliente como su información y también los detalles relevantes que el <text:span text:style-name="T2">administrador</text:span> incluya en caso de ser necesario <text:span text:style-name="T13">y presentará el formulario correspondiente para modificar los datos existentes</text:span>.</text:p>
          </table:table-cell>
        </table:table-row>
      </table:table>
      <text:p text:style-name="Text_20_body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6">Módulo de Proveedores</text:p>
          </table:table-cell>
          <table:table-cell table:style-name="Tabla3.B1" office:value-type="string">
            <text:p text:style-name="P16">Criterios</text:p>
          </table:table-cell>
        </table:table-row>
        <table:table-row>
          <table:table-cell table:style-name="Tabla3.A2" office:value-type="string">
            <text:p text:style-name="P31">Ingreso de proveedores</text:p>
          </table:table-cell>
          <table:table-cell table:style-name="Tabla3.B2" office:value-type="string">
            <text:p text:style-name="P31">Junto con los datos de la reservación, se agregarán los patrocinadores con los siguientes datos:</text:p>
            <text:list text:style-name="L9">
              <text:list-item>
                <text:p text:style-name="P10">identificador auto incremental <text:span text:style-name="T4">(numérico)</text:span></text:p>
              </text:list-item>
              <text:list-item>
                <text:p text:style-name="P10">nombre del capitán proveedor</text:p>
              </text:list-item>
              <text:list-item>
                <text:p text:style-name="P10">Descripción <text:span text:style-name="T4">(</text:span><text:span text:style-name="T8">campo de texto donde se detalle el nombre, capacidad y el tipo de embarcación)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32">Búsqueda de proveedores</text:p>
          </table:table-cell>
          <table:table-cell table:style-name="Tabla3.B2" office:value-type="string">
            <text:p text:style-name="P32">Se podrá buscar a un proveedor con los siguientes parámetros:</text:p>
            <text:list text:style-name="L10">
              <text:list-item>
                <text:p text:style-name="P12">Identificador</text:p>
              </text:list-item>
              <text:list-item>
                <text:p text:style-name="P12">Nombre del capitán proveedores</text:p>
              </text:list-item>
            </text:list>
            <text:p text:style-name="P30">Se desplegarán los datos del proveedor junto con la descripción para identificar más fácilmente las <text:soft-page-break/>características de la embarcación</text:p>
          </table:table-cell>
        </table:table-row>
        <table:table-row table:style-name="Tabla3.4">
          <table:table-cell table:style-name="Tabla3.A2" office:value-type="string">
            <text:p text:style-name="P32">Modificación de proveedores</text:p>
          </table:table-cell>
          <table:table-cell table:style-name="Tabla3.B2" office:value-type="string">
            <text:p text:style-name="P32">Se podrá buscar y <text:span text:style-name="T2">modificar </text:span><text:span text:style-name="T4">los datos de un proveedor mediante los siguientes parámetros:</text:span></text:p>
            <text:list text:style-name="L11">
              <text:list-item>
                <text:p text:style-name="P14">Identificador</text:p>
              </text:list-item>
              <text:list-item>
                <text:p text:style-name="P14">Nombre del capitán proveedor</text:p>
              </text:list-item>
            </text:list>
          </table:table-cell>
        </table:table-row>
        <table:table-row table:style-name="Tabla3.4">
          <table:table-cell table:style-name="Tabla3.A2" office:value-type="string">
            <text:p text:style-name="P32">Eliminación de proveedores</text:p>
          </table:table-cell>
          <table:table-cell table:style-name="Tabla3.B2" office:value-type="string">
            <text:p text:style-name="P32">Se podrá buscar y <text:span text:style-name="T2">modificar </text:span><text:span text:style-name="T4">los datos de un proveedor mediante los siguientes parámetros:</text:span></text:p>
            <text:list text:continue-numbering="true" text:style-name="L11">
              <text:list-item>
                <text:p text:style-name="P14">Identificador</text:p>
              </text:list-item>
              <text:list-item>
                <text:p text:style-name="P14">Nombre del capitán proveedor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0:35:36.666524667</meta:creation-date>
    <dc:date>2025-04-28T22:04:03.237859171</dc:date>
    <meta:editing-duration>PT1M54S</meta:editing-duration>
    <meta:editing-cycles>1</meta:editing-cycles>
    <meta:document-statistic meta:table-count="3" meta:image-count="0" meta:object-count="0" meta:page-count="4" meta:paragraph-count="79" meta:word-count="859" meta:character-count="5497" meta:non-whitespace-character-count="4754"/>
    <meta:generator>LibreOffice/24.2.7.2$Linux_X86_64 LibreOffice_project/420$Build-2</meta:generator>
  </office:meta>
</office:document-meta>
</file>